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1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Lab ( MOTU ) 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number-columns-repeated="3" office:value-type="string">
            <text:p>C1</text:p>
          </table:table-cell>
          <table:table-cell/>
          <table:table-cell table:number-columns-repeated="2" office:value-type="string">
            <text:p>C2</text:p>
          </table:table-cell>
          <table:table-cell/>
          <table:table-cell table:number-columns-repeated="4" office:value-type="string">
            <text:p>C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R1 </text:p>
          </table:table-cell>
          <table:table-cell table:number-columns-repeated="4"/>
          <table:table-cell office:value-type="string">
            <text:p>10.208.23.73</text:p>
          </table:table-cell>
          <table:table-cell office:value-type="string">
            <text:p>10.208.20.231</text:p>
          </table:table-cell>
          <table:table-cell table:number-columns-repeated="3"/>
          <table:table-cell office:value-type="string">
            <text:p>10.208.20.192</text:p>
          </table:table-cell>
          <table:table-cell office:value-type="string">
            <text:p>10.208.20.216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office:value-type="string">
            <text:p>baadalvm34</text:p>
          </table:table-cell>
          <table:table-cell office:value-type="string">
            <text:p>sharawati</text:p>
          </table:table-cell>
          <table:table-cell table:number-columns-repeated="3"/>
          <table:table-cell office:value-type="string">
            <text:p>dhanayasi</text:p>
          </table:table-cell>
          <table:table-cell office:value-type="string">
            <text:p>manji</text:p>
          </table:table-cell>
        </table:table-row>
        <table:table-row table:style-name="ro1">
          <table:table-cell office:value-type="string">
            <text:p>R1 </text:p>
          </table:table-cell>
          <table:table-cell office:value-type="string">
            <text:p>10.208.20.206</text:p>
          </table:table-cell>
          <table:table-cell office:value-type="string">
            <text:p>10.208.20.217</text:p>
          </table:table-cell>
          <table:table-cell office:value-type="string">
            <text:p>10.208.20.238</text:p>
          </table:table-cell>
          <table:table-cell/>
          <table:table-cell office:value-type="string">
            <text:p>10.208.20.208</text:p>
          </table:table-cell>
          <table:table-cell office:value-type="string">
            <text:p>10.208.20.21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kedar</text:p>
          </table:table-cell>
          <table:table-cell office:value-type="string">
            <text:p>marwa</text:p>
          </table:table-cell>
          <table:table-cell office:value-type="string">
            <text:p>vibhas</text:p>
          </table:table-cell>
          <table:table-cell/>
          <table:table-cell office:value-type="string">
            <text:p>kohal</text:p>
          </table:table-cell>
          <table:table-cell office:value-type="string">
            <text:p>malashri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R2 </text:p>
          </table:table-cell>
          <table:table-cell office:value-type="string">
            <text:p>10.208.20.182</text:p>
          </table:table-cell>
          <table:table-cell office:value-type="string">
            <text:p>10.208.20.181</text:p>
          </table:table-cell>
          <table:table-cell office:value-type="string">
            <text:p>10.208.20.239</text:p>
          </table:table-cell>
          <table:table-cell/>
          <table:table-cell office:value-type="string">
            <text:p>10.208.20.221</text:p>
          </table:table-cell>
          <table:table-cell office:value-type="string">
            <text:p>10.208.20.22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asant</text:p>
          </table:table-cell>
          <table:table-cell office:value-type="string">
            <text:p>bahudari</text:p>
          </table:table-cell>
          <table:table-cell office:value-type="string">
            <text:p>yaman</text:p>
          </table:table-cell>
          <table:table-cell/>
          <table:table-cell office:value-type="string">
            <text:p>mukhari</text:p>
          </table:table-cell>
          <table:table-cell office:value-type="string">
            <text:p>nayaki</text:p>
          </table:table-cell>
          <table:table-cell table:number-columns-repeated="5"/>
        </table:table-row>
        <table:table-row table:style-name="ro1">
          <table:table-cell office:value-type="string">
            <text:p>R2 </text:p>
          </table:table-cell>
          <table:table-cell office:value-type="string">
            <text:p>10.208.20.236</text:p>
          </table:table-cell>
          <table:table-cell office:value-type="string">
            <text:p>10.208.20.223</text:p>
          </table:table-cell>
          <table:table-cell office:value-type="string">
            <text:p>10.208.20.235</text:p>
          </table:table-cell>
          <table:table-cell/>
          <table:table-cell office:value-type="string">
            <text:p>10.208.20.186</text:p>
          </table:table-cell>
          <table:table-cell office:value-type="string">
            <text:p>10.208.20.185</text:p>
          </table:table-cell>
          <table:table-cell table:number-columns-repeated="2"/>
          <table:table-cell office:value-type="string">
            <text:p>10.208.20.197</text:p>
          </table:table-cell>
          <table:table-cell office:value-type="string">
            <text:p>10.208.20.209</text:p>
          </table:table-cell>
          <table:table-cell office:value-type="string">
            <text:p>10.208.20.237</text:p>
          </table:table-cell>
        </table:table-row>
        <table:table-row table:style-name="ro1">
          <table:table-cell/>
          <table:table-cell office:value-type="string">
            <text:p>varali</text:p>
          </table:table-cell>
          <table:table-cell office:value-type="string">
            <text:p>nattai</text:p>
          </table:table-cell>
          <table:table-cell office:value-type="string">
            <text:p>vaishno</text:p>
          </table:table-cell>
          <table:table-cell/>
          <table:table-cell office:value-type="string">
            <text:p>bhupali</text:p>
          </table:table-cell>
          <table:table-cell office:value-type="string">
            <text:p>bhavani</text:p>
          </table:table-cell>
          <table:table-cell table:number-columns-repeated="2"/>
          <table:table-cell office:value-type="string">
            <text:p>hemavati</text:p>
          </table:table-cell>
          <table:table-cell office:value-type="string">
            <text:p>kosalam</text:p>
          </table:table-cell>
          <table:table-cell office:value-type="string">
            <text:p>vasantha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R3</text:p>
          </table:table-cell>
          <table:table-cell table:number-columns-repeated="9"/>
          <table:table-cell office:value-type="string">
            <text:p>10.208.20.211</text:p>
          </table:table-cell>
          <table:table-cell office:value-type="string">
            <text:p>10.208.20.195</text:p>
          </table:table-cell>
        </table:table-row>
        <table:table-row table:style-name="ro1">
          <table:table-cell table:number-columns-repeated="10"/>
          <table:table-cell office:value-type="string">
            <text:p>latangi</text:p>
          </table:table-cell>
          <table:table-cell office:value-type="string">
            <text:p>gowri</text:p>
          </table:table-cell>
        </table:table-row>
        <table:table-row table:style-name="ro1">
          <table:table-cell office:value-type="string">
            <text:p>R3</text:p>
          </table:table-cell>
          <table:table-cell/>
          <table:table-cell table:style-name="ce1" table:number-columns-repeated="2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^^^^^ Enter Gate</text:p>
          </table:table-cell>
          <table:table-cell table:number-columns-repeated="11"/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0000-00-00T13:16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it </meta:initial-creator>
    <meta:creation-date>2014-11-08T10:14:01</meta:creation-date>
    <meta:generator>LibreOffice/4.0.4.2$Linux_X86_64 LibreOffice_project/400m0$Build-2</meta:generator>
    <dc:date>2014-11-16T13:19:15</dc:date>
    <dc:creator>Mohit </dc:creator>
    <meta:editing-duration>PT38M54S</meta:editing-duration>
    <meta:editing-cycles>26</meta:editing-cycles>
    <meta:document-statistic meta:table-count="1" meta:cell-count="65" meta:object-count="0"/>
  </office:meta>
</office:document-meta>
</file>